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mponent_long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http://dx.doi.org/10.1016/j.soilbio.2015.01.021</text:p>
          </table:table-cell>
          <table:table-cell office:value-type="string" calcext:value-type="string">
            <text:p>Dairy cow USDA Agricultural Waste Management Field</text:p>
            <text:p>Handbook</text:p>
            <text:p/>
          </table:table-cell>
          <table:table-cell office:value-type="string" calcext:value-type="string">
            <text:p>From digestate data</text:p>
          </table:table-cell>
          <table:table-cell office:value-type="string" calcext:value-type="string">
            <text:p>From as excreted data</text:p>
          </table:table-cell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Wa</text:p>
          </table:table-cell>
          <table:table-cell table:formula="of:=AVERAGE([.D2:.G2])" office:value-type="float" office:value="91.65" calcext:value-type="float">
            <text:p>91.65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bon</text:p>
          </table:table-cell>
          <table:table-cell office:value-type="string" calcext:value-type="string">
            <text:p>C</text:p>
          </table:table-cell>
          <table:table-cell table:formula="of:=AVERAGE([.D3:.G3])" office:value-type="float" office:value="3.05544" calcext:value-type="float">
            <text:p>3.05544</text:p>
          </table:table-cell>
          <table:table-cell office:value-type="float" office:value="3.05544" calcext:value-type="float">
            <text:p>3.055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trogen</text:p>
          </table:table-cell>
          <table:table-cell office:value-type="string" calcext:value-type="string">
            <text:p>N</text:p>
          </table:table-cell>
          <table:table-cell table:formula="of:=AVERAGE([.D4:.G4])" office:value-type="float" office:value="0.29885" calcext:value-type="float">
            <text:p>0.29885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sphorus</text:p>
          </table:table-cell>
          <table:table-cell office:value-type="string" calcext:value-type="string">
            <text:p>P</text:p>
          </table:table-cell>
          <table:table-cell table:formula="of:=AVERAGE([.D5:.G5])" office:value-type="float" office:value="0.13" calcext:value-type="float">
            <text:p>0.13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ium</text:p>
          </table:table-cell>
          <table:table-cell office:value-type="string" calcext:value-type="string">
            <text:p>Ca</text:p>
          </table:table-cell>
          <table:table-cell table:formula="of:=AVERAGE([.D6:.G6])" office:value-type="float" office:value="0.117" calcext:value-type="float">
            <text:p>0.117</text:p>
          </table:table-cell>
          <table:table-cell table:number-columns-repeated="2"/>
          <table:table-cell office:value-type="float" office:value="0.117" calcext:value-type="float">
            <text:p>0.117</text:p>
          </table:table-cell>
          <table:table-cell/>
        </table:table-row>
        <table:table-row table:style-name="ro2">
          <table:table-cell office:value-type="string" calcext:value-type="string">
            <text:p>Potassium</text:p>
          </table:table-cell>
          <table:table-cell office:value-type="string" calcext:value-type="string">
            <text:p>K</text:p>
          </table:table-cell>
          <table:table-cell table:formula="of:=AVERAGE([.D7:.G7])" office:value-type="float" office:value="0.4" calcext:value-type="float">
            <text:p>0.4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est</text:p>
          </table:table-cell>
          <table:table-cell table:formula="of:=100-SUM([.C2:.C7])" office:value-type="float" office:value="4.34871" calcext:value-type="float">
            <text:p>4.34871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NH3_N_ratio</text:p>
          </table:table-cell>
          <table:table-cell table:formula="of:=AVERAGE([.D9:.G9])" office:value-type="float" office:value="0.412540588959803" calcext:value-type="float">
            <text:p>0.412540588959803</text:p>
          </table:table-cell>
          <table:table-cell office:value-type="float" office:value="0.358414511252939" calcext:value-type="float">
            <text:p>0.358414511252939</text:p>
          </table:table-cell>
          <table:table-cell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PO4_P_ratio</text:p>
          </table:table-cell>
          <table:table-cell table:formula="of:=AVERAGE([.D10:.G10])" office:value-type="float" office:value="0.648291069459757" calcext:value-type="float">
            <text:p>0.648291069459757</text:p>
          </table:table-cell>
          <table:table-cell table:number-columns-repeated="3"/>
          <table:table-cell office:value-type="float" office:value="0.648291069459757" calcext:value-type="float">
            <text:p>0.648291069459757</text:p>
          </table:table-cell>
        </table:table-row>
        <table:table-row table:style-name="ro2">
          <table:table-cell office:value-type="string" calcext:value-type="string">
            <text:p>CaIon_Ca_ratio</text:p>
          </table:table-cell>
          <table:table-cell office:value-type="string" calcext:value-type="string">
            <text:p>Caion_Ca_ratio</text:p>
          </table:table-cell>
          <table:table-cell table:formula="of:=AVERAGE([.D11:.G11])" office:value-type="float" office:value="0.154" calcext:value-type="float">
            <text:p>0.154</text:p>
          </table:table-cell>
          <table:table-cell table:number-columns-repeated="2"/>
          <table:table-cell office:value-type="float" office:value="0.154" calcext:value-type="float">
            <text:p>0.154</text:p>
          </table:table-cell>
          <table:table-cell/>
        </table:table-row>
        <table:table-row table:style-name="ro2">
          <table:table-cell office:value-type="string" calcext:value-type="string">
            <text:p>KIon_K_ratio </text:p>
          </table:table-cell>
          <table:table-cell office:value-type="string" calcext:value-type="string">
            <text:p>Kion_K_ratio</text:p>
          </table:table-cell>
          <table:table-cell table:formula="of:=AVERAGE([.D12:.G1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DM</text:p>
          </table:table-cell>
          <table:table-cell table:formula="of:=AVERAGE([.D13:.G13])" office:value-type="float" office:value="8.35" calcext:value-type="float">
            <text:p>8.35</text:p>
          </table:table-cell>
          <table:table-cell office:value-type="float" office:value="8.7" calcext:value-type="float">
            <text:p>8.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kalinity</text:p>
          </table:table-cell>
          <table:table-cell office:value-type="string" calcext:value-type="string">
            <text:p>Alk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pH</text:p>
          </table:table-cell>
          <table:table-cell table:formula="of:=AVERAGE([.D15:.G15])" office:value-type="float" office:value="7.67" calcext:value-type="float">
            <text:p>7.67</text:p>
          </table:table-cell>
          <table:table-cell office:value-type="float" office:value="8.1" calcext:value-type="float">
            <text:p>8.1</text:p>
          </table:table-cell>
          <table:table-cell office:value-type="float" office:value="7.24" calcext:value-type="float">
            <text:p>7.2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E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8:28:58.3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9-01-28T18:45:38.932000000</dc:date>
    <meta:editing-duration>PT1H6M17S</meta:editing-duration>
    <meta:editing-cycles>7</meta:editing-cycles>
    <meta:document-statistic meta:table-count="1" meta:cell-count="67" meta:object-count="0"/>
  </office:meta>
</office:document-meta>
</file>